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sRequestConditionTests.matchMulti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match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compareToMediaTypeAllWith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Tests.compareToMediaTyp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ducesRequestConditionTests.matchAndComp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duce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roduce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compareEmptyInvalid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match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matchWithNegationAndMediaTypeAllWithQuality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compareToWithSingl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matchParseErrorWithN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getProducibl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ducesRequestConditionTests.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instantiateWithProducesAndHeader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matchWildc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ducesRequestConditionTests.compareToMultipleExpressionsAndMultipleAcceptHeader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ducesRequestConditionTests.matchWith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ducesRequestConditionTests.combineWith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ducesRequestConditionTests.compareToMultiple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assertConditions( ProducesRequestCondition condition , String ... expec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ducesRequestConditionTests.compareToEqual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Tests.match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